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10000005DA4E20FD0C842FC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553cm" svg:height="3.057cm" svg:x="0.548cm" svg:y="0.5cm">
          <draw:image xlink:href="Pictures/10000000000001410000005DA4E20FD0C842FCB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4T15:54:06.328000000</dc:date>
    <meta:editing-duration>PT3M8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